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title: ST661 R prog Assignment 2</text:p>
      <text:p text:style-name="Standard"># author: Paul Williamson</text:p>
      <text:p text:style-name="Standard"># date: 07/11/2018</text:p>
      <text:p text:style-name="Standard"/>
      <text:p text:style-name="Standard"># QUESTION 3:</text:p>
      <text:p text:style-name="Standard"/>
      <text:p text:style-name="Standard"># Q3(a) Make a plot of weight-wtdesire versus age for the cdc1 data. Use pch=20 and a colour vector</text:p>
      <text:p text:style-name="Standard"># which assigns colours as follows:</text:p>
      <text:p text:style-name="Standard">#</text:p>
      <text:p text:style-name="Standard"># <text:s/>weight &gt; wtdesire and age &gt; 30 red</text:p>
      <text:p text:style-name="Standard"># <text:s/>weight &gt; wtdesire and age &lt;= 30 blue</text:p>
      <text:p text:style-name="Standard"># <text:s/>weight &lt;= wtdesire and age &gt; 30 orange</text:p>
      <text:p text:style-name="Standard"># <text:s/>weight &lt;= wtdesire and age &lt;= 30 cyan</text:p>
      <text:p text:style-name="Standard"># <text:s/>Hint: use ifelse.</text:p>
      <text:p text:style-name="Standard"/>
      <text:p text:style-name="Standard"/>
      <text:p text:style-name="Standard">cdc1</text:p>
      <text:p text:style-name="Standard"/>
      <text:p text:style-name="Standard">plot(weight ~ wtdesire, data=cdc1, col= ifelse(weight&gt;wtdesire &amp; cdc1$age&gt;30,"red",</text:p>
      <text:p text:style-name="Standard"><text:s text:c="40"/>ifelse(weight&gt;wtdesire &amp; cdc1$age&lt;=30,"blue",</text:p>
      <text:p text:style-name="Standard"><text:s text:c="40"/>ifelse(weight&lt;wtdesire &amp; cdc1$age&gt;30, "orange",</text:p>
      <text:p text:style-name="Standard"><text:s text:c="40"/>ifelse(weight&lt;wtdesire &amp; cdc1$age&lt;=30,"cyan","black")))),</text:p>
      <text:p text:style-name="Standard"><text:s text:c="40"/>pch=20)</text:p>
      <text:p text:style-name="Standard"/>
      <text:p text:style-name="Standard"># Q3(b) Recall in a previous lecture we used boxplot.stats to find indices of outliers. Write a function</text:p>
      <text:p text:style-name="Standard"># using boxplot.stats called boxplot.out that given a numeric vector returns low" if there are</text:p>
      <text:p text:style-name="Standard"># low outliers, "high" if there are high outliers, "both" if there are high and low outliers, and</text:p>
      <text:p text:style-name="Standard"># "none" if there are no outliers.</text:p>
      <text:p text:style-name="Standard"/>
      <text:p text:style-name="Standard"/>
      <text:p text:style-name="Standard">boxplot.out &lt;- function(input_vector){</text:p>
      <text:p text:style-name="Standard"><text:s text:c="2"/></text:p>
      <text:p text:style-name="Standard"><text:s text:c="2"/>check_outliers_status &lt;- "."</text:p>
      <text:p text:style-name="Standard"><text:s text:c="2"/>boxplot_stats_vector &lt;- boxplot.stats(input_vector)$'stats'</text:p>
      <text:p text:style-name="Standard"><text:s text:c="2"/></text:p>
      <text:p text:style-name="Standard"><text:s text:c="2"/>check_low_outlier &lt;- boxplot_stats_vector[1]</text:p>
      <text:p text:style-name="Standard"><text:s text:c="2"/>temp_LQ &lt;- boxplot_stats_vector[2]</text:p>
      <text:p text:style-name="Standard"><text:s text:c="2"/>temp_median &lt;- boxplot_stats_vector[3]</text:p>
      <text:p text:style-name="Standard"><text:s text:c="2"/>temp_UQ &lt;- boxplot_stats_vector[4]</text:p>
      <text:p text:style-name="Standard"><text:s text:c="2"/>temp_IQR &lt;- temp_UQ - temp_LQ</text:p>
      <text:p text:style-name="Standard"><text:s text:c="2"/>check_high_outlier &lt;- boxplot_stats_vector[5]</text:p>
      <text:p text:style-name="Standard"><text:s text:c="2"/></text:p>
      <text:p text:style-name="Standard"><text:s text:c="2"/>ifelse(check_low_outlier &lt; temp_LQ - (1.5*temp_IQR) &amp; check_high_outlier &gt; temp_UQ + (1.5*temp_IQR),</text:p>
      <text:p text:style-name="Standard"><text:s text:c="9"/>check_outliers_status &lt;- "both",</text:p>
      <text:p text:style-name="Standard"><text:s text:c="9"/>ifelse(check_high_outlier &gt; temp_UQ + (1.5*temp_IQR),</text:p>
      <text:p text:style-name="Standard"><text:s text:c="9"/>check_outliers_status &lt;- "high",</text:p>
      <text:p text:style-name="Standard"><text:s text:c="9"/>ifelse(check_low_outlier &lt; temp_LQ - (1.5*temp_IQR),</text:p>
      <text:p text:style-name="Standard"><text:s text:c="9"/>check_outliers_status &lt;- "low",</text:p>
      <text:p text:style-name="Standard"><text:s text:c="9"/>check_outliers_status &lt;- "none"</text:p>
      <text:p text:style-name="Standard"><text:soft-page-break/><text:s text:c="9"/>)))</text:p>
      <text:p text:style-name="Standard"><text:s text:c="2"/></text:p>
      <text:p text:style-name="Standard"><text:s text:c="2"/>check_outliers_status</text:p>
      <text:p text:style-name="Standard">} # end of function</text:p>
      <text:p text:style-name="Standard"/>
      <text:p text:style-name="Standard"># test boxplot.out function using cdc1$weight as input vector</text:p>
      <text:p text:style-name="Standard">boxplot.out(cdc1$weight)</text:p>
      <text:p text:style-name="Standard"/>
      <text:p text:style-name="Standard"/>
      <text:p text:style-name="Standard">#Q3(c) For the cdc1 data, make boxplots showing weight-wtdesire versus genhlth.</text:p>
      <text:p text:style-name="Standard"/>
      <text:p text:style-name="Standard">plot(weight ~ wtdesire, data=cdc1, col= ifelse(cdc1$genhlth == "excellent","red",</text:p>
      <text:p text:style-name="Standard"><text:s text:c="40"/>ifelse(cdc1$genhlth == "very good","blue",</text:p>
      <text:p text:style-name="Standard"><text:s text:c="40"/>ifelse(cdc1$genhlth == "good", "orange",</text:p>
      <text:p text:style-name="Standard"><text:s text:c="40"/>ifelse(cdc1$genhlth == "fair","cyan","black")))),</text:p>
      <text:p text:style-name="Standard"><text:s text:c="40"/>pch=20)</text:p>
      <text:p text:style-name="Standard"/>
      <text:p text:style-name="Standard">boxplot_collection &lt;- boxplot(weight~wtdesire, data = cdc1, col=cdc1$genhlth)</text:p>
      <text:p text:style-name="Standard">str(boxplot_collection)</text:p>
      <text:p text:style-name="Standard"/>
      <text:p text:style-name="Standard"># Q3(d) Using boxplot.out and tapply, construct a vector indicating the type of outlier</text:p>
      <text:p text:style-name="Standard"># (high, low, both or none) in each boxplot.</text:p>
      <text:p text:style-name="Standard"/>
      <text:p text:style-name="Standard">outlier_vector &lt;- vector("numeric",length(cdc1))</text:p>
      <text:p text:style-name="Standard">for (i in 1:length(cdc1)){</text:p>
      <text:p text:style-name="Standard"><text:s text:c="2"/>if (is.numeric(cdc[[i]]))</text:p>
      <text:p text:style-name="Standard"><text:s text:c="4"/>outlier_vector[i] &lt;- boxplot.out(boxplot_collection)</text:p>
      <text:p text:style-name="Standard"><text:s text:c="2"/>else outlier_vector[i]&lt;- NA</text:p>
      <text:p text:style-name="Standard">}</text:p>
      <text:p text:style-name="Standard">outlier_vector</text:p>
      <text:p text:style-name="Standard"/>
      <text:p text:style-name="Standard"/>
      <text:p text:style-name="Standard"># Q3(e) Construct a color vector that is "red" for boxplots that have high and low outliers, "blue"</text:p>
      <text:p text:style-name="Standard"># for just high outliers, "green" for just low outliers, and "yellow" otherwise. Use this vector to</text:p>
      <text:p text:style-name="Standard"># colour the boxplots.</text:p>
      <text:p text:style-name="Standard"/>
      <text:p text:style-name="Standard">colours_vector &lt;- c("red", "blue", "green", "yellow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4:34.355000000</meta:creation-date>
    <dc:date>2018-11-07T16:25:34.915000000</dc:date>
    <meta:editing-duration>PT1M1S</meta:editing-duration>
    <meta:editing-cycles>1</meta:editing-cycles>
    <meta:document-statistic meta:table-count="0" meta:image-count="0" meta:object-count="0" meta:page-count="2" meta:paragraph-count="68" meta:word-count="364" meta:character-count="3196" meta:non-whitespace-character-count="2472"/>
    <meta:generator>LibreOffice/6.0.6.2$Windows_X86_64 LibreOffice_project/0c292870b25a325b5ed35f6b45599d2ea4458e77</meta:generator>
  </office:meta>
</office:document-meta>
</file>